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standard">
      <style:graphic-properties draw:stroke="dash" draw:stroke-dash="Long_20_Dash" svg:stroke-color="#000000" svg:stroke-linecap="butt" draw:fill-color="#ffffff" draw:textarea-horizontal-align="justify" draw:textarea-vertical-align="middle" draw:auto-grow-height="false" fo:min-height="0.25cm" fo:min-width="1.05cm"/>
      <style:paragraph-properties style:writing-mode="lr-tb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1.925cm"/>
      <style:paragraph-properties style:writing-mode="lr-tb"/>
    </style:style>
    <style:style style:name="gr5" style:family="graphic" style:parent-style-name="standard">
      <style:graphic-properties svg:stroke-color="#ffffff" draw:fill-color="#ffb66c" draw:textarea-horizontal-align="justify" draw:textarea-vertical-align="middle" draw:auto-grow-height="false" fo:min-height="0.202cm" fo:min-width="2.452cm" fo:wrap-option="wrap"/>
      <style:paragraph-properties style:writing-mode="lr-tb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standard">
      <style:graphic-properties svg:stroke-color="#ffffff" draw:fill-color="#ffb66c" draw:textarea-horizontal-align="justify" draw:textarea-vertical-align="middle" draw:auto-grow-height="false" fo:min-height="0.202cm" fo:min-width="3.452cm" fo:wrap-option="wrap"/>
      <style:paragraph-properties style:writing-mode="lr-tb"/>
    </style:style>
    <style:style style:name="gr9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2.925cm"/>
      <style:paragraph-properties style:writing-mode="lr-tb"/>
    </style:style>
    <style:style style:name="gr12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3.425cm"/>
      <style:paragraph-properties style:writing-mode="lr-tb"/>
    </style:style>
    <style:style style:name="gr16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17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18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19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4cm"/>
      <style:paragraph-properties style:writing-mode="lr-tb"/>
    </style:style>
    <style:style style:name="gr21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22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23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24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25" style:family="graphic" style:parent-style-name="objectwithoutfill">
      <style:graphic-properties draw:marker-end="Extrémités_20_de_20_flèche_20_19" draw:marker-end-width="0.3cm" draw:fill="none" draw:textarea-vertical-align="middle"/>
    </style:style>
    <style:style style:name="gr26" style:family="graphic" style:parent-style-name="objectwithoutfill">
      <style:graphic-properties draw:marker-end="Extrémités_20_de_20_flèche_20_20" draw:marker-end-width="0.3cm" draw:fill="none" draw:textarea-vertical-align="middle"/>
    </style:style>
    <style:style style:name="gr27" style:family="graphic" style:parent-style-name="objectwithoutfill">
      <style:graphic-properties draw:marker-end="Extrémités_20_de_20_flèche_20_21" draw:marker-end-width="0.3cm" draw:fill="none" draw:textarea-vertical-align="middle"/>
    </style:style>
    <style:style style:name="gr28" style:family="graphic" style:parent-style-name="objectwithoutfill">
      <style:graphic-properties draw:marker-end="Extrémités_20_de_20_flèche_20_22" draw:marker-end-width="0.3cm" draw:fill="none" draw:textarea-vertical-align="middle"/>
    </style:style>
    <style:style style:name="gr29" style:family="graphic" style:parent-style-name="standard">
      <style:graphic-properties svg:stroke-color="#ffffff" draw:fill-color="#ffb66c" draw:textarea-horizontal-align="justify" draw:textarea-vertical-align="middle" draw:auto-grow-height="false" fo:min-height="0.202cm" fo:min-width="3.952cm" fo:wrap-option="wrap"/>
      <style:paragraph-properties style:writing-mode="lr-tb"/>
    </style:style>
    <style:style style:name="gr30" style:family="graphic" style:parent-style-name="objectwithoutfill">
      <style:graphic-properties draw:marker-end="Extrémités_20_de_20_flèche_20_23" draw:marker-end-width="0.3cm" draw:fill="none" draw:textarea-vertical-align="middle"/>
    </style:style>
    <style:style style:name="gr31" style:family="graphic" style:parent-style-name="objectwithoutfill">
      <style:graphic-properties draw:marker-end="Extrémités_20_de_20_flèche_20_25" draw:marker-end-width="0.3cm" draw:fill="none" draw:textarea-vertical-align="middle"/>
    </style:style>
    <style:style style:name="gr32" style:family="graphic" style:parent-style-name="objectwithoutfill">
      <style:graphic-properties draw:marker-end="Extrémités_20_de_20_flèche_20_26" draw:marker-end-width="0.3cm" draw:fill="none" draw:textarea-vertical-align="middle"/>
    </style:style>
    <style:style style:name="gr33" style:family="graphic" style:parent-style-name="objectwithoutfill">
      <style:graphic-properties draw:marker-end="Extrémités_20_de_20_flèche_20_27" draw:marker-end-width="0.3cm" draw:fill="none" draw:textarea-vertical-align="middle"/>
    </style:style>
    <style:style style:name="gr34" style:family="graphic">
      <style:graphic-properties style:protect="size"/>
    </style:style>
    <style:style style:name="gr35" style:family="graphic" style:parent-style-name="objectwithoutfill">
      <style:graphic-properties draw:marker-end="Extrémités_20_de_20_flèche_20_28" draw:marker-end-width="0.3cm" draw:fill="none" draw:textarea-vertical-align="middle"/>
    </style:style>
    <style:style style:name="gr36" style:family="graphic" style:parent-style-name="objectwithoutfill">
      <style:graphic-properties draw:marker-end="Extrémités_20_de_20_flèche_20_29" draw:marker-end-width="0.3cm" draw:fill="none" draw:textarea-vertical-align="middle"/>
    </style:style>
    <style:style style:name="gr37" style:family="graphic" style:parent-style-name="objectwithoutfill">
      <style:graphic-properties draw:marker-end="Extrémités_20_de_20_flèche_20_30" draw:marker-end-width="0.3cm" draw:fill="none" draw:textarea-vertical-align="middle"/>
    </style:style>
    <style:style style:name="gr38" style:family="graphic" style:parent-style-name="objectwithoutfill">
      <style:graphic-properties draw:marker-end="Extrémités_20_de_20_flèche_20_32" draw:marker-end-width="0.3cm" draw:fill="none" draw:textarea-vertical-align="middle"/>
    </style:style>
    <style:style style:name="gr39" style:family="graphic" style:parent-style-name="objectwithoutfill">
      <style:graphic-properties draw:marker-end="Extrémités_20_de_20_flèche_20_33" draw:marker-end-width="0.3cm" draw:fill="none" draw:textarea-vertical-align="middle"/>
    </style:style>
    <style:style style:name="gr40" style:family="graphic" style:parent-style-name="objectwithoutfill">
      <style:graphic-properties draw:marker-end="Extrémités_20_de_20_flèche_20_34" draw:marker-end-width="0.3cm" draw:fill="none" draw:textarea-vertical-align="middle"/>
    </style:style>
    <style:style style:name="gr41" style:family="graphic" style:parent-style-name="objectwithoutfill">
      <style:graphic-properties draw:marker-end="Extrémités_20_de_20_flèche_20_35" draw:marker-end-width="0.3cm" draw:fill="none" draw:textarea-vertical-align="middle"/>
    </style:style>
    <style:style style:name="gr42" style:family="graphic" style:parent-style-name="objectwithoutfill">
      <style:graphic-properties draw:marker-end="Extrémités_20_de_20_flèche_20_36" draw:marker-end-width="0.3cm" draw:fill="none" draw:textarea-vertical-align="middle"/>
    </style:style>
    <style:style style:name="gr43" style:family="graphic" style:parent-style-name="objectwithoutfill">
      <style:graphic-properties draw:marker-end="Extrémités_20_de_20_flèche_20_37" draw:marker-end-width="0.3cm" draw:fill="none" draw:textarea-vertical-align="middle"/>
    </style:style>
    <style:style style:name="gr44" style:family="graphic" style:parent-style-name="objectwithoutfill">
      <style:graphic-properties draw:marker-end="Extrémités_20_de_20_flèche_20_38" draw:marker-end-width="0.3cm" draw:fill="none" draw:textarea-vertical-align="middle"/>
    </style:style>
    <style:style style:name="gr45" style:family="graphic" style:parent-style-name="objectwithoutfill">
      <style:graphic-properties draw:marker-end="Extrémités_20_de_20_flèche_20_39" draw:marker-end-width="0.3cm" draw:fill="none" draw:textarea-vertical-align="middle"/>
    </style:style>
    <style:style style:name="gr46" style:family="graphic" style:parent-style-name="objectwithoutfill">
      <style:graphic-properties draw:marker-end="Extrémités_20_de_20_flèche_20_40" draw:marker-end-width="0.3cm" draw:fill="none" draw:textarea-vertical-align="middl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fo:font-size="10pt"/>
    </style:style>
    <style:style style:name="P3" style:family="paragraph">
      <loext:graphic-properties draw:fill-color="#ffffff"/>
      <style:paragraph-properties fo:text-align="center"/>
      <style:text-properties fo:font-size="10pt"/>
    </style:style>
    <style:style style:name="P4" style:family="paragraph">
      <loext:graphic-properties draw:fill="none"/>
      <style:paragraph-properties fo:text-align="center"/>
      <style:text-properties fo:font-size="10pt" fo:background-color="#ffffff"/>
    </style:style>
    <style:style style:name="P5" style:family="paragraph">
      <loext:graphic-properties draw:fill-color="#ffb66c"/>
      <style:paragraph-properties fo:text-align="center"/>
      <style:text-properties fo:font-size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b66c"/>
      <style:paragraph-properties fo:text-align="center"/>
      <style:text-properties fo:font-size="1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6.5cm" svg:height="0.962cm" svg:x="1cm" svg:y="1cm">
          <draw:text-box>
            <text:p>Application LifeCycle</text:p>
          </draw:text-box>
        </draw:frame>
        <draw:custom-shape draw:style-name="gr2" draw:text-style-name="P3" xml:id="id1" draw:id="id1" draw:layer="layout" svg:width="1.55cm" svg:height="0.5cm" svg:x="9.525cm" svg:y="3.5cm">
          <text:p text:style-name="P2">New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0.3cm" svg:y1="4cm" svg:x2="10.3cm" svg:y2="4.8cm" draw:start-shape="id1" draw:start-glue-point="2" draw:end-shape="id2" draw:end-glue-point="0" svg:d="M10300 4000v800" svg:viewBox="0 0 1 801">
          <text:p/>
        </draw:connector>
        <draw:custom-shape draw:style-name="gr4" draw:text-style-name="P3" xml:id="id4" draw:id="id4" draw:layer="layout" svg:width="2.425cm" svg:height="0.5cm" svg:x="12.088cm" svg:y="6cm">
          <text:p text:style-name="P2">Qualified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2.425cm" svg:height="0.5cm" svg:x="6.3cm" svg:y="6cm">
          <text:p text:style-name="P2">Unqualified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3cm" svg:height="0.5cm" svg:x="8.8cm" svg:y="4.8cm">
          <text:p text:style-name="P2">In evalu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s" svg:x1="10.3cm" svg:y1="5.3cm" svg:x2="8.725cm" svg:y2="6.25cm" draw:start-shape="id2" draw:start-glue-point="2" draw:end-shape="id3" draw:end-glue-point="1" svg:d="M10300 5300v502l-1075 448h-500" svg:viewBox="0 0 1576 951">
          <text:p/>
        </draw:connector>
        <draw:connector draw:style-name="gr7" draw:text-style-name="P6" draw:layer="layout" draw:type="lines" svg:x1="10.3cm" svg:y1="5.3cm" svg:x2="12.088cm" svg:y2="6.25cm" draw:start-shape="id2" draw:start-glue-point="2" draw:end-shape="id4" draw:end-glue-point="3" svg:d="M10300 5300v502l1286 448h502" svg:viewBox="0 0 1789 951">
          <text:p/>
        </draw:connector>
        <draw:custom-shape draw:style-name="gr8" draw:text-style-name="P5" xml:id="id5" draw:id="id5" draw:layer="layout" svg:width="4cm" svg:height="0.5cm" svg:x="11.3cm" svg:y="7.4cm">
          <text:p text:style-name="P2">Associate candidat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13.3cm" svg:y1="6.5cm" svg:x2="13.3cm" svg:y2="7.4cm" draw:start-shape="id4" draw:start-glue-point="2" draw:end-shape="id5" draw:end-glue-point="0" svg:d="M13300 6500v900" svg:viewBox="0 0 1 901">
          <text:p/>
        </draw:connector>
        <draw:custom-shape draw:style-name="gr4" draw:text-style-name="P3" xml:id="id6" draw:id="id6" draw:layer="layout" svg:width="2.425cm" svg:height="0.5cm" svg:x="12.088cm" svg:y="8.8cm">
          <text:p text:style-name="P2">Associated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3.3cm" svg:y1="7.9cm" svg:x2="13.3cm" svg:y2="8.8cm" draw:start-shape="id5" draw:start-glue-point="2" draw:end-shape="id6" draw:end-glue-point="0" svg:d="M13300 7900v900" svg:viewBox="0 0 1 901">
          <text:p/>
        </draw:connector>
        <draw:custom-shape draw:style-name="gr8" draw:text-style-name="P5" xml:id="id7" draw:id="id7" draw:layer="layout" svg:width="4cm" svg:height="0.5cm" svg:x="11.3cm" svg:y="10cm">
          <text:p text:style-name="P2">Submit to clien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8" draw:id="id8" draw:layer="layout" svg:width="3.425cm" svg:height="0.5cm" svg:x="11.588cm" svg:y="11.3cm">
          <text:p text:style-name="P2">Submited-to-client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13.3cm" svg:y1="9.3cm" svg:x2="13.3cm" svg:y2="10cm" draw:start-shape="id6" draw:start-glue-point="2" draw:end-shape="id7" draw:end-glue-point="0" svg:d="M13300 9300v700" svg:viewBox="0 0 1 701">
          <text:p/>
        </draw:connector>
        <draw:connector draw:style-name="gr13" draw:text-style-name="P6" draw:layer="layout" draw:type="line" svg:x1="13.3cm" svg:y1="10.5cm" svg:x2="13.3cm" svg:y2="11.3cm" draw:start-shape="id7" draw:start-glue-point="2" draw:end-shape="id8" draw:end-glue-point="0" svg:d="M13300 10500v800" svg:viewBox="0 0 1 801">
          <text:p/>
        </draw:connector>
        <draw:custom-shape draw:style-name="gr8" draw:text-style-name="P5" xml:id="id9" draw:id="id9" draw:layer="layout" svg:width="4cm" svg:height="0.5cm" svg:x="11.3cm" svg:y="12.5cm">
          <text:p text:style-name="P2">In evaluation by clien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draw:type="line" svg:x1="13.3cm" svg:y1="11.8cm" svg:x2="13.3cm" svg:y2="12.5cm" draw:start-shape="id8" draw:start-glue-point="2" draw:end-shape="id9" draw:end-glue-point="0" svg:d="M13300 11800v700" svg:viewBox="0 0 1 701">
          <text:p/>
        </draw:connector>
        <draw:custom-shape draw:style-name="gr15" draw:text-style-name="P3" xml:id="id11" draw:id="id11" draw:layer="layout" svg:width="3.925cm" svg:height="0.5cm" svg:x="16.375cm" svg:y="12.5cm">
          <text:p text:style-name="P2">pre-interview-rejected</text:p>
          <draw:enhanced-geometry svg:viewBox="0 0 21600 21600" draw:type="rectangle" draw:enhanced-path="M 0 0 L 21600 0 21600 21600 0 21600 0 0 Z N"/>
        </draw:custom-shape>
        <draw:custom-shape draw:style-name="gr15" draw:text-style-name="P3" xml:id="id10" draw:id="id10" draw:layer="layout" svg:width="3.925cm" svg:height="0.5cm" svg:x="6.638cm" svg:y="12.5cm">
          <text:p text:style-name="P2">Approved-by-client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draw:type="line" svg:x1="11.3cm" svg:y1="12.75cm" svg:x2="10.563cm" svg:y2="12.75cm" draw:start-shape="id9" draw:start-glue-point="3" draw:end-shape="id10" draw:end-glue-point="1" svg:d="M11300 12750h-737" svg:viewBox="0 0 738 1">
          <text:p/>
        </draw:connector>
        <draw:connector draw:style-name="gr17" draw:text-style-name="P6" draw:layer="layout" draw:type="line" svg:x1="15.3cm" svg:y1="12.75cm" svg:x2="16.375cm" svg:y2="12.75cm" draw:start-shape="id9" draw:start-glue-point="1" draw:end-shape="id11" draw:end-glue-point="3" svg:d="M15300 12750h1075" svg:viewBox="0 0 1076 1">
          <text:p/>
        </draw:connector>
        <draw:custom-shape draw:style-name="gr15" draw:text-style-name="P3" xml:id="id17" draw:id="id17" draw:layer="layout" svg:width="3.925cm" svg:height="0.5cm" svg:x="6.638cm" svg:y="17cm">
          <text:p text:style-name="P2">Interview-scheduled</text:p>
          <draw:enhanced-geometry svg:viewBox="0 0 21600 21600" draw:type="rectangle" draw:enhanced-path="M 0 0 L 21600 0 21600 21600 0 21600 0 0 Z N"/>
        </draw:custom-shape>
        <draw:custom-shape draw:style-name="gr8" draw:text-style-name="P5" xml:id="id12" draw:id="id12" draw:layer="layout" svg:width="4cm" svg:height="0.5cm" svg:x="6.6cm" svg:y="13.9cm">
          <text:p text:style-name="P2">Schedule interview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6" draw:layer="layout" draw:type="line" svg:x1="8.6cm" svg:y1="13cm" svg:x2="8.6cm" svg:y2="13.9cm" draw:start-shape="id10" draw:start-glue-point="2" draw:end-shape="id12" draw:end-glue-point="0" svg:d="M8600 13000v900" svg:viewBox="0 0 1 901">
          <text:p/>
        </draw:connector>
        <draw:custom-shape draw:style-name="gr8" draw:text-style-name="P5" xml:id="id13" draw:id="id13" draw:layer="layout" svg:width="4cm" svg:height="0.5cm" svg:x="6.8cm" svg:y="16cm">
          <text:p text:style-name="P2">Awaiting client repl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6" draw:layer="layout" draw:type="line" svg:x1="6.8cm" svg:y1="16.25cm" svg:x2="5.3cm" svg:y2="16.25cm" draw:start-shape="id13" draw:start-glue-point="3" draw:end-shape="id14" draw:end-glue-point="1" svg:d="M6800 16250h-1500" svg:viewBox="0 0 1501 1">
          <text:p/>
        </draw:connector>
        <draw:g>
          <draw:custom-shape draw:style-name="gr20" draw:text-style-name="P3" xml:id="id14" draw:id="id14" draw:layer="layout" svg:width="4.5cm" svg:height="0.5cm" svg:x="0.8cm" svg:y="16cm">
            <text:p text:style-name="P2">pre-interview-on-hold</text:p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4.5cm" svg:height="0.5cm" svg:x="0.8cm" svg:y="16.6cm">
            <text:p text:style-name="P2">pre-interview-cancelled</text:p>
            <draw:enhanced-geometry svg:viewBox="0 0 21600 21600" draw:type="rectangle" draw:enhanced-path="M 0 0 L 21600 0 21600 21600 0 21600 0 0 Z N"/>
          </draw:custom-shape>
        </draw:g>
        <draw:custom-shape draw:style-name="gr20" draw:text-style-name="P3" xml:id="id15" draw:id="id15" draw:layer="layout" svg:width="4.5cm" svg:height="0.5cm" svg:x="6.35cm" svg:y="15cm">
          <text:p text:style-name="P2">Interview-invitation-sent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1" draw:text-style-name="P6" draw:layer="layout" draw:type="line" svg:x1="8.6cm" svg:y1="14.4cm" svg:x2="8.6cm" svg:y2="15cm" draw:start-shape="id12" draw:start-glue-point="2" draw:end-shape="id15" draw:end-glue-point="0" svg:d="M8600 14400v600" svg:viewBox="0 0 1 601">
          <text:p/>
        </draw:connector>
        <draw:connector draw:style-name="gr22" draw:text-style-name="P6" draw:layer="layout" draw:type="line" svg:x1="8.6cm" svg:y1="15.5cm" svg:x2="8.6cm" svg:y2="16.001cm" draw:start-shape="id15" draw:start-glue-point="2" draw:end-shape="id16" draw:end-glue-point="0" svg:d="M8600 15500v501" svg:viewBox="0 0 1 502">
          <text:p/>
        </draw:connector>
        <draw:connector draw:style-name="gr23" draw:text-style-name="P6" draw:layer="layout" draw:type="line" svg:x1="8.6cm" svg:y1="16.501cm" svg:x2="8.6cm" svg:y2="17cm" draw:start-shape="id16" draw:start-glue-point="2" draw:end-shape="id17" draw:end-glue-point="0" svg:d="M8600 16501v499" svg:viewBox="0 0 1 500">
          <text:p/>
        </draw:connector>
        <draw:custom-shape draw:style-name="gr8" draw:text-style-name="P5" xml:id="id18" draw:id="id18" draw:layer="layout" svg:width="4cm" svg:height="0.5cm" svg:x="6.6cm" svg:y="18cm">
          <text:p text:style-name="P2">Awaiting interview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6" draw:id="id16" draw:layer="layout" svg:width="4cm" svg:height="0.5cm" svg:x="6.6cm" svg:y="16.001cm">
          <text:p text:style-name="P2">Awaiting client repl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0" draw:text-style-name="P3" xml:id="id19" draw:id="id19" draw:layer="layout" svg:width="4.5cm" svg:height="0.5cm" svg:x="0.8cm" svg:y="18cm">
            <text:p text:style-name="P2">pre-interview-on-hold</text:p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4.5cm" svg:height="0.5cm" svg:x="0.8cm" svg:y="18.6cm">
            <text:p text:style-name="P2">pre-interview-cancelled</text:p>
            <draw:enhanced-geometry svg:viewBox="0 0 21600 21600" draw:type="rectangle" draw:enhanced-path="M 0 0 L 21600 0 21600 21600 0 21600 0 0 Z N"/>
          </draw:custom-shape>
        </draw:g>
        <draw:connector draw:style-name="gr24" draw:text-style-name="P6" draw:layer="layout" draw:type="line" svg:x1="6.6cm" svg:y1="18.25cm" svg:x2="5.3cm" svg:y2="18.25cm" draw:start-shape="id18" draw:start-glue-point="3" draw:end-shape="id19" draw:end-glue-point="1" svg:d="M6600 18250h-1300" svg:viewBox="0 0 1301 1">
          <text:p/>
        </draw:connector>
        <draw:connector draw:style-name="gr25" draw:text-style-name="P6" draw:layer="layout" draw:type="line" svg:x1="8.6cm" svg:y1="17.5cm" svg:x2="8.6cm" svg:y2="18cm" draw:start-shape="id17" draw:start-glue-point="2" draw:end-shape="id18" draw:end-glue-point="0" svg:d="M8600 17500v500" svg:viewBox="0 0 1 501">
          <text:p/>
        </draw:connector>
        <draw:custom-shape draw:style-name="gr15" draw:text-style-name="P3" xml:id="id20" draw:id="id20" draw:layer="layout" svg:width="3.925cm" svg:height="0.5cm" svg:x="6.638cm" svg:y="19cm">
          <text:p text:style-name="P2">candidate-accepted</text:p>
          <draw:enhanced-geometry svg:viewBox="0 0 21600 21600" draw:type="rectangle" draw:enhanced-path="M 0 0 L 21600 0 21600 21600 0 21600 0 0 Z N"/>
        </draw:custom-shape>
        <draw:custom-shape draw:style-name="gr20" draw:text-style-name="P3" xml:id="id26" draw:id="id26" draw:layer="layout" svg:width="4.5cm" svg:height="0.5cm" svg:x="11.8cm" svg:y="18cm">
          <text:p text:style-name="P2">post-interview-rejected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draw:type="line" svg:x1="8.6cm" svg:y1="18.5cm" svg:x2="8.6cm" svg:y2="19cm" draw:start-shape="id18" draw:start-glue-point="2" draw:end-shape="id20" draw:end-glue-point="0" svg:d="M8600 18500v500" svg:viewBox="0 0 1 501">
          <text:p/>
        </draw:connector>
        <draw:custom-shape draw:style-name="gr8" draw:text-style-name="P5" xml:id="id21" draw:id="id21" draw:layer="layout" svg:width="4cm" svg:height="0.5cm" svg:x="6.6cm" svg:y="20cm">
          <text:p text:style-name="P2">Offer to candidat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6" draw:layer="layout" draw:type="line" svg:x1="8.6cm" svg:y1="19.5cm" svg:x2="8.6cm" svg:y2="20cm" draw:start-shape="id20" draw:start-glue-point="2" draw:end-shape="id21" draw:end-glue-point="0" svg:d="M8600 19500v500" svg:viewBox="0 0 1 501">
          <text:p/>
        </draw:connector>
        <draw:custom-shape draw:style-name="gr15" draw:text-style-name="P3" xml:id="id22" draw:id="id22" draw:layer="layout" svg:width="3.925cm" svg:height="0.5cm" svg:x="6.638cm" svg:y="21cm">
          <text:p text:style-name="P2">Offer-made</text:p>
          <draw:enhanced-geometry svg:viewBox="0 0 21600 21600" draw:type="rectangle" draw:enhanced-path="M 0 0 L 21600 0 21600 21600 0 21600 0 0 Z N"/>
        </draw:custom-shape>
        <draw:connector draw:style-name="gr28" draw:text-style-name="P6" draw:layer="layout" draw:type="line" svg:x1="8.6cm" svg:y1="20.5cm" svg:x2="8.6cm" svg:y2="21cm" draw:start-shape="id21" draw:start-glue-point="2" draw:end-shape="id22" draw:end-glue-point="0" svg:d="M8600 20500v500" svg:viewBox="0 0 1 501">
          <text:p/>
        </draw:connector>
        <draw:custom-shape draw:style-name="gr29" draw:text-style-name="P5" xml:id="id23" draw:id="id23" draw:layer="layout" svg:width="4.5cm" svg:height="0.5cm" svg:x="6.35cm" svg:y="22cm">
          <text:p text:style-name="P2">Awaiting candidate repl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24" draw:id="id24" draw:layer="layout" svg:width="3.925cm" svg:height="0.5cm" svg:x="3.075cm" svg:y="23cm">
          <text:p text:style-name="P2">Offer-accepted</text:p>
          <draw:enhanced-geometry svg:viewBox="0 0 21600 21600" draw:type="rectangle" draw:enhanced-path="M 0 0 L 21600 0 21600 21600 0 21600 0 0 Z N"/>
        </draw:custom-shape>
        <draw:custom-shape draw:style-name="gr15" draw:text-style-name="P3" xml:id="id25" draw:id="id25" draw:layer="layout" svg:width="3.925cm" svg:height="0.5cm" svg:x="10.375cm" svg:y="23cm">
          <text:p text:style-name="P2">Offer-declined</text:p>
          <draw:enhanced-geometry svg:viewBox="0 0 21600 21600" draw:type="rectangle" draw:enhanced-path="M 0 0 L 21600 0 21600 21600 0 21600 0 0 Z N"/>
        </draw:custom-shape>
        <draw:connector draw:style-name="gr30" draw:text-style-name="P6" draw:layer="layout" draw:type="line" svg:x1="8.6cm" svg:y1="21.5cm" svg:x2="8.6cm" svg:y2="22cm" draw:start-shape="id22" draw:start-glue-point="2" draw:end-shape="id23" draw:end-glue-point="0" svg:d="M8600 21500v500" svg:viewBox="0 0 1 501">
          <text:p/>
        </draw:connector>
        <draw:connector draw:style-name="gr31" draw:text-style-name="P6" draw:layer="layout" draw:type="lines" svg:x1="8.6cm" svg:y1="22.5cm" svg:x2="7cm" svg:y2="23.25cm" draw:start-shape="id23" draw:start-glue-point="2" draw:end-shape="id24" draw:end-glue-point="1" svg:d="M8600 22500v502l-1100 248h-500" svg:viewBox="0 0 1601 751">
          <text:p/>
        </draw:connector>
        <draw:connector draw:style-name="gr32" draw:text-style-name="P6" draw:layer="layout" draw:type="lines" svg:x1="8.6cm" svg:y1="22.5cm" svg:x2="10.375cm" svg:y2="23.25cm" draw:start-shape="id23" draw:start-glue-point="2" draw:end-shape="id25" draw:end-glue-point="3" svg:d="M8600 22500v502l1273 248h502" svg:viewBox="0 0 1776 751">
          <text:p/>
        </draw:connector>
        <draw:connector draw:style-name="gr33" draw:text-style-name="P6" draw:layer="layout" draw:type="lines" svg:x1="10.6cm" svg:y1="18.25cm" svg:x2="11.8cm" svg:y2="18.25cm" draw:start-shape="id18" draw:start-glue-point="1" draw:end-shape="id26" draw:end-glue-point="3" svg:d="M10600 18250h502 197 501" svg:viewBox="0 0 1201 1">
          <text:p/>
        </draw:connector>
        <presentation:notes draw:style-name="dp2">
          <draw:page-thumbnail draw:style-name="gr3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6.5cm" svg:height="0.962cm" svg:x="1cm" svg:y="1cm">
          <draw:text-box>
            <text:p>Position LifeCycle</text:p>
          </draw:text-box>
        </draw:frame>
        <draw:custom-shape draw:style-name="gr2" draw:text-style-name="P3" xml:id="id27" draw:id="id27" draw:layer="layout" svg:width="1.55cm" svg:height="0.5cm" svg:x="8.725cm" svg:y="3.5cm">
          <text:p text:style-name="P2">New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9.5cm" svg:y1="4cm" svg:x2="9.5cm" svg:y2="4.8cm" draw:start-shape="id27" draw:start-glue-point="2" draw:end-shape="id28" draw:end-glue-point="0" svg:d="M9500 4000v800" svg:viewBox="0 0 1 801">
          <text:p/>
        </draw:connector>
        <draw:custom-shape draw:style-name="gr4" draw:text-style-name="P3" xml:id="id30" draw:id="id30" draw:layer="layout" svg:width="2.425cm" svg:height="0.5cm" svg:x="11.288cm" svg:y="6cm">
          <text:p text:style-name="P2">Qualified</text:p>
          <draw:enhanced-geometry svg:viewBox="0 0 21600 21600" draw:type="rectangle" draw:enhanced-path="M 0 0 L 21600 0 21600 21600 0 21600 0 0 Z N"/>
        </draw:custom-shape>
        <draw:custom-shape draw:style-name="gr4" draw:text-style-name="P3" xml:id="id29" draw:id="id29" draw:layer="layout" svg:width="2.425cm" svg:height="0.5cm" svg:x="5.5cm" svg:y="6cm">
          <text:p text:style-name="P2">Unqualified</text:p>
          <draw:enhanced-geometry svg:viewBox="0 0 21600 21600" draw:type="rectangle" draw:enhanced-path="M 0 0 L 21600 0 21600 21600 0 21600 0 0 Z N"/>
        </draw:custom-shape>
        <draw:custom-shape draw:style-name="gr5" draw:text-style-name="P5" xml:id="id28" draw:id="id28" draw:layer="layout" svg:width="3cm" svg:height="0.5cm" svg:x="8cm" svg:y="4.8cm">
          <text:p text:style-name="P2">In evalu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s" svg:x1="9.5cm" svg:y1="5.3cm" svg:x2="7.925cm" svg:y2="6.25cm" draw:start-shape="id28" draw:start-glue-point="2" draw:end-shape="id29" draw:end-glue-point="1" svg:d="M9500 5300v502l-1075 448h-500" svg:viewBox="0 0 1576 951">
          <text:p/>
        </draw:connector>
        <draw:connector draw:style-name="gr7" draw:text-style-name="P6" draw:layer="layout" draw:type="lines" svg:x1="9.5cm" svg:y1="5.3cm" svg:x2="11.288cm" svg:y2="6.25cm" draw:start-shape="id28" draw:start-glue-point="2" draw:end-shape="id30" draw:end-glue-point="3" svg:d="M9500 5300v502l1286 448h502" svg:viewBox="0 0 1789 951">
          <text:p/>
        </draw:connector>
        <draw:custom-shape draw:style-name="gr5" draw:text-style-name="P8" draw:layer="layout" svg:width="3cm" svg:height="0.5cm" svg:x="8.001cm" svg:y="4.801cm">
          <text:p text:style-name="P2">In evalu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31" draw:id="id31" draw:layer="layout" svg:width="3cm" svg:height="0.5cm" svg:x="11cm" svg:y="7.5cm">
          <text:p text:style-name="P2">Ope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6" draw:layer="layout" draw:type="line" svg:x1="12.5cm" svg:y1="6.5cm" svg:x2="12.5cm" svg:y2="7.5cm" draw:start-shape="id30" draw:start-glue-point="2" draw:end-shape="id31" draw:end-glue-point="0" svg:d="M12500 6500v1000" svg:viewBox="0 0 1 1001">
          <text:p/>
        </draw:connector>
        <draw:custom-shape draw:style-name="gr4" draw:text-style-name="P3" xml:id="id32" draw:id="id32" draw:layer="layout" svg:width="2.425cm" svg:height="0.5cm" svg:x="11.288cm" svg:y="9cm">
          <text:p text:style-name="P2">Opened</text:p>
          <draw:enhanced-geometry svg:viewBox="0 0 21600 21600" draw:type="rectangle" draw:enhanced-path="M 0 0 L 21600 0 21600 21600 0 21600 0 0 Z N"/>
        </draw:custom-shape>
        <draw:custom-shape draw:style-name="gr5" draw:text-style-name="P8" xml:id="id33" draw:id="id33" draw:layer="layout" svg:width="3cm" svg:height="0.5cm" svg:x="11cm" svg:y="10.5cm">
          <text:p text:style-name="P2">Scree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6" draw:layer="layout" draw:type="line" svg:x1="12.5cm" svg:y1="8cm" svg:x2="12.5cm" svg:y2="9cm" draw:start-shape="id31" draw:start-glue-point="2" draw:end-shape="id32" draw:end-glue-point="0" svg:d="M12500 8000v1000" svg:viewBox="0 0 1 1001">
          <text:p/>
        </draw:connector>
        <draw:connector draw:style-name="gr37" draw:text-style-name="P6" draw:layer="layout" draw:type="line" svg:x1="12.5cm" svg:y1="9.5cm" svg:x2="12.5cm" svg:y2="10.5cm" draw:start-shape="id32" draw:start-glue-point="2" draw:end-shape="id33" draw:end-glue-point="0" svg:d="M12500 9500v1000" svg:viewBox="0 0 1 1001">
          <text:p/>
        </draw:connector>
        <draw:custom-shape draw:style-name="gr4" draw:text-style-name="P3" xml:id="id34" draw:id="id34" draw:layer="layout" svg:width="2.425cm" svg:height="0.5cm" svg:x="11.288cm" svg:y="12cm">
          <text:p text:style-name="P2">Closed</text:p>
          <draw:enhanced-geometry svg:viewBox="0 0 21600 21600" draw:type="rectangle" draw:enhanced-path="M 0 0 L 21600 0 21600 21600 0 21600 0 0 Z N"/>
        </draw:custom-shape>
        <draw:connector draw:style-name="gr38" draw:text-style-name="P6" draw:layer="layout" draw:type="line" svg:x1="12.5cm" svg:y1="11cm" svg:x2="12.5cm" svg:y2="12cm" draw:start-shape="id33" draw:start-glue-point="2" draw:end-shape="id34" draw:end-glue-point="0" svg:d="M12500 11000v1000" svg:viewBox="0 0 1 1001">
          <text:p/>
        </draw:connector>
        <presentation:notes draw:style-name="dp2">
          <draw:page-thumbnail draw:style-name="gr3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6.5cm" svg:height="0.962cm" svg:x="1cm" svg:y="1cm">
          <draw:text-box>
            <text:p>Candidate LifeCycle</text:p>
          </draw:text-box>
        </draw:frame>
        <draw:custom-shape draw:style-name="gr2" draw:text-style-name="P3" xml:id="id35" draw:id="id35" draw:layer="layout" svg:width="1.55cm" svg:height="0.5cm" svg:x="8.725cm" svg:y="3.5cm">
          <text:p text:style-name="P2">New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9.5cm" svg:y1="4cm" svg:x2="9.5cm" svg:y2="4.8cm" draw:start-shape="id35" draw:start-glue-point="2" draw:end-shape="id36" draw:end-glue-point="0" svg:d="M9500 4000v800" svg:viewBox="0 0 1 801">
          <text:p/>
        </draw:connector>
        <draw:custom-shape draw:style-name="gr4" draw:text-style-name="P3" xml:id="id38" draw:id="id38" draw:layer="layout" svg:width="2.425cm" svg:height="0.5cm" svg:x="11.295cm" svg:y="6cm">
          <text:p text:style-name="P2">Qualified</text:p>
          <draw:enhanced-geometry svg:viewBox="0 0 21600 21600" draw:type="rectangle" draw:enhanced-path="M 0 0 L 21600 0 21600 21600 0 21600 0 0 Z N"/>
        </draw:custom-shape>
        <draw:custom-shape draw:style-name="gr4" draw:text-style-name="P3" xml:id="id37" draw:id="id37" draw:layer="layout" svg:width="2.425cm" svg:height="0.5cm" svg:x="5.5cm" svg:y="6cm">
          <text:p text:style-name="P2">Unqualified</text:p>
          <draw:enhanced-geometry svg:viewBox="0 0 21600 21600" draw:type="rectangle" draw:enhanced-path="M 0 0 L 21600 0 21600 21600 0 21600 0 0 Z N"/>
        </draw:custom-shape>
        <draw:custom-shape draw:style-name="gr5" draw:text-style-name="P5" xml:id="id36" draw:id="id36" draw:layer="layout" svg:width="3cm" svg:height="0.5cm" svg:x="8cm" svg:y="4.8cm">
          <text:p text:style-name="P2">In evalu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s" svg:x1="9.5cm" svg:y1="5.3cm" svg:x2="7.925cm" svg:y2="6.25cm" draw:start-shape="id36" draw:start-glue-point="2" draw:end-shape="id37" draw:end-glue-point="1" svg:d="M9500 5300v502l-1075 448h-500" svg:viewBox="0 0 1576 951">
          <text:p/>
        </draw:connector>
        <draw:connector draw:style-name="gr7" draw:text-style-name="P6" draw:layer="layout" draw:type="lines" svg:x1="9.5cm" svg:y1="5.3cm" svg:x2="11.295cm" svg:y2="6.25cm" draw:start-shape="id36" draw:start-glue-point="2" draw:end-shape="id38" draw:end-glue-point="3" svg:d="M9500 5300v502l1293 448h502" svg:viewBox="0 0 1796 951">
          <text:p/>
        </draw:connector>
        <draw:custom-shape draw:style-name="gr5" draw:text-style-name="P8" draw:layer="layout" svg:width="3cm" svg:height="0.5cm" svg:x="8.001cm" svg:y="4.801cm">
          <text:p text:style-name="P2">In evalu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39" draw:id="id39" draw:layer="layout" svg:width="4cm" svg:height="0.5cm" svg:x="10.507cm" svg:y="7.6cm">
          <text:p text:style-name="P2">Associate candidat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0" draw:id="id40" draw:layer="layout" svg:width="2.425cm" svg:height="0.5cm" svg:x="11.295cm" svg:y="9cm">
          <text:p text:style-name="P2">Associated</text:p>
          <draw:enhanced-geometry svg:viewBox="0 0 21600 21600" draw:type="rectangle" draw:enhanced-path="M 0 0 L 21600 0 21600 21600 0 21600 0 0 Z N"/>
        </draw:custom-shape>
        <draw:connector draw:style-name="gr39" draw:text-style-name="P6" draw:layer="layout" draw:type="line" svg:x1="12.507cm" svg:y1="6.5cm" svg:x2="12.507cm" svg:y2="7.6cm" draw:start-shape="id38" draw:start-glue-point="2" draw:end-shape="id39" draw:end-glue-point="0" svg:d="M12507 6500v1100" svg:viewBox="0 0 1 1101">
          <text:p/>
        </draw:connector>
        <draw:connector draw:style-name="gr40" draw:text-style-name="P6" draw:layer="layout" draw:type="line" svg:x1="12.507cm" svg:y1="8.1cm" svg:x2="12.507cm" svg:y2="9cm" draw:start-shape="id39" draw:start-glue-point="2" draw:end-shape="id40" draw:end-glue-point="0" svg:d="M12507 8100v900" svg:viewBox="0 0 1 901">
          <text:p/>
        </draw:connector>
        <draw:custom-shape draw:style-name="gr8" draw:text-style-name="P5" xml:id="id41" draw:id="id41" draw:layer="layout" svg:width="4cm" svg:height="0.5cm" svg:x="10.507cm" svg:y="10.5cm">
          <text:p text:style-name="P2">Positioni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2" draw:id="id42" draw:layer="layout" svg:width="2.425cm" svg:height="0.5cm" svg:x="11.295cm" svg:y="12cm">
          <text:p text:style-name="P2">Positioned</text:p>
          <draw:enhanced-geometry svg:viewBox="0 0 21600 21600" draw:type="rectangle" draw:enhanced-path="M 0 0 L 21600 0 21600 21600 0 21600 0 0 Z N"/>
        </draw:custom-shape>
        <draw:connector draw:style-name="gr41" draw:text-style-name="P6" draw:layer="layout" draw:type="line" svg:x1="12.507cm" svg:y1="9.5cm" svg:x2="12.507cm" svg:y2="10.5cm" draw:start-shape="id40" draw:start-glue-point="2" draw:end-shape="id41" draw:end-glue-point="0" svg:d="M12507 9500v1000" svg:viewBox="0 0 1 1001">
          <text:p/>
        </draw:connector>
        <draw:connector draw:style-name="gr42" draw:text-style-name="P6" draw:layer="layout" draw:type="line" svg:x1="12.507cm" svg:y1="11cm" svg:x2="12.507cm" svg:y2="12cm" draw:start-shape="id41" draw:start-glue-point="2" draw:end-shape="id42" draw:end-glue-point="0" svg:d="M12507 11000v1000" svg:viewBox="0 0 1 1001">
          <text:p/>
        </draw:connector>
        <draw:connector draw:style-name="gr43" draw:text-style-name="P6" draw:layer="layout" draw:type="lines" svg:x1="14.507cm" svg:y1="10.75cm" svg:x2="14.507cm" svg:y2="7.85cm" draw:start-shape="id41" draw:start-glue-point="1" draw:end-shape="id39" draw:end-glue-point="1" svg:d="M14507 10750h502v-2900h-502" svg:viewBox="0 0 503 2901">
          <text:p/>
        </draw:connector>
        <draw:custom-shape draw:style-name="gr8" draw:text-style-name="P5" xml:id="id43" draw:id="id43" draw:layer="layout" svg:width="4cm" svg:height="0.5cm" svg:x="10.5cm" svg:y="13.5cm">
          <text:p text:style-name="P2">On miss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6" draw:layer="layout" draw:type="lines" svg:x1="10.5cm" svg:y1="13.75cm" svg:x2="10.507cm" svg:y2="7.85cm" draw:start-shape="id43" draw:start-glue-point="3" draw:end-shape="id39" draw:end-glue-point="3" svg:d="M10500 13750h-501l7-5900h501" svg:viewBox="0 0 509 5901">
          <text:p/>
        </draw:connector>
        <draw:connector draw:style-name="gr45" draw:text-style-name="P6" draw:layer="layout" draw:type="line" svg:x1="12.507cm" svg:y1="12.5cm" svg:x2="12.5cm" svg:y2="13.5cm" draw:start-shape="id42" draw:start-glue-point="2" draw:end-shape="id43" draw:end-glue-point="0" svg:d="M12507 12500l-7 1000" svg:viewBox="0 0 8 1001">
          <text:p/>
        </draw:connector>
        <draw:custom-shape draw:style-name="gr4" draw:text-style-name="P3" xml:id="id44" draw:id="id44" draw:layer="layout" svg:width="2.425cm" svg:height="0.5cm" svg:x="11.288cm" svg:y="15cm">
          <text:p text:style-name="P2">Dississed</text:p>
          <draw:enhanced-geometry svg:viewBox="0 0 21600 21600" draw:type="rectangle" draw:enhanced-path="M 0 0 L 21600 0 21600 21600 0 21600 0 0 Z N"/>
        </draw:custom-shape>
        <draw:connector draw:style-name="gr46" draw:text-style-name="P6" draw:layer="layout" draw:type="line" svg:x1="12.5cm" svg:y1="14cm" svg:x2="12.5cm" svg:y2="15cm" draw:start-shape="id43" draw:start-glue-point="2" draw:end-shape="id44" draw:end-glue-point="0" svg:d="M12500 14000v1000" svg:viewBox="0 0 1 1001">
          <text:p/>
        </draw:connector>
        <presentation:notes draw:style-name="dp2">
          <draw:page-thumbnail draw:style-name="gr3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3" draw:display-name="Extrémités de flèche 3" svg:viewBox="0 0 20 20" svg:d="M0 20l10-20 10 20z"/>
    <draw:marker draw:name="Extrémités_20_de_20_flèche_20_30" draw:display-name="Extrémités de flèche 30" svg:viewBox="0 0 20 20" svg:d="M0 20l10-20 10 20z"/>
    <draw:marker draw:name="Extrémités_20_de_20_flèche_20_31" draw:display-name="Extrémités de flèche 31" svg:viewBox="0 0 20 20" svg:d="M0 20l10-20 10 20z"/>
    <draw:marker draw:name="Extrémités_20_de_20_flèche_20_32" draw:display-name="Extrémités de flèche 32" svg:viewBox="0 0 20 20" svg:d="M0 20l10-20 10 20z"/>
    <draw:marker draw:name="Extrémités_20_de_20_flèche_20_33" draw:display-name="Extrémités de flèche 33" svg:viewBox="0 0 20 20" svg:d="M0 20l10-20 10 20z"/>
    <draw:marker draw:name="Extrémités_20_de_20_flèche_20_34" draw:display-name="Extrémités de flèche 34" svg:viewBox="0 0 20 20" svg:d="M0 20l10-20 10 20z"/>
    <draw:marker draw:name="Extrémités_20_de_20_flèche_20_35" draw:display-name="Extrémités de flèche 35" svg:viewBox="0 0 20 20" svg:d="M0 20l10-20 10 20z"/>
    <draw:marker draw:name="Extrémités_20_de_20_flèche_20_36" draw:display-name="Extrémités de flèche 36" svg:viewBox="0 0 20 20" svg:d="M0 20l10-20 10 20z"/>
    <draw:marker draw:name="Extrémités_20_de_20_flèche_20_37" draw:display-name="Extrémités de flèche 37" svg:viewBox="0 0 20 20" svg:d="M0 20l10-20 10 20z"/>
    <draw:marker draw:name="Extrémités_20_de_20_flèche_20_38" draw:display-name="Extrémités de flèche 38" svg:viewBox="0 0 20 20" svg:d="M0 20l10-20 10 20z"/>
    <draw:marker draw:name="Extrémités_20_de_20_flèche_20_39" draw:display-name="Extrémités de flèche 39" svg:viewBox="0 0 20 20" svg:d="M0 20l10-20 10 20z"/>
    <draw:marker draw:name="Extrémités_20_de_20_flèche_20_4" draw:display-name="Extrémités de flèche 4" svg:viewBox="0 0 20 20" svg:d="M0 20l10-20 10 20z"/>
    <draw:marker draw:name="Extrémités_20_de_20_flèche_20_40" draw:display-name="Extrémités de flèche 40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3cm" fo:margin-bottom="0cm" fo:text-indent="0cm"/>
      <style:text-properties fo:font-size="49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4cm" svg:x="1.95cm" svg:y="2.104cm" presentation:class="title" presentation:placeholder="true">
        <draw:text-box/>
      </draw:frame>
      <draw:frame presentation:style-name="Standard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9T00:28:23.118000000</meta:creation-date>
    <dc:date>2021-12-29T01:20:36.934000000</dc:date>
    <meta:editing-duration>PT20M4S</meta:editing-duration>
    <meta:editing-cycles>5</meta:editing-cycles>
    <meta:generator>LibreOffice/7.2.2.2$Windows_X86_64 LibreOffice_project/02b2acce88a210515b4a5bb2e46cbfb63fe97d56</meta:generator>
    <meta:document-statistic meta:object-count="122"/>
  </office:meta>
</office:document-meta>
</file>